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style:font-name="Courier New" fo:font-size="11pt" fo:font-weight="normal" fo:background-color="transparent" style:font-name-asian="Courier New" style:font-name-complex="Courier New"/>
    </style:style>
    <style:style style:name="P3" style:family="paragraph" style:parent-style-name="Standard">
      <style:paragraph-properties fo:line-height="100%" fo:text-align="start" style:justify-single-word="false"/>
      <style:text-properties fo:color="#ff0000" style:font-name="Courier New" fo:font-size="11pt" fo:font-weight="normal" fo:background-color="transparent" style:font-name-asian="Courier New" style:font-name-complex="Courier New"/>
    </style:style>
    <style:style style:name="P4" style:family="paragraph" style:parent-style-name="Standard">
      <style:paragraph-properties fo:line-height="100%" fo:text-align="start" style:justify-single-word="false"/>
      <style:text-properties fo:color="#00b050" style:font-name="Courier New" fo:font-size="11pt" fo:font-weight="normal" fo:background-color="transparent" style:font-name-asian="Courier New" style:font-name-complex="Courier New"/>
    </style:style>
    <style:style style:name="P5" style:family="paragraph" style:parent-style-name="Standard">
      <style:paragraph-properties fo:line-height="100%" fo:text-align="start" style:justify-single-word="false"/>
      <style:text-properties fo:color="#00ae00"/>
    </style:style>
    <style:style style:name="P6" style:family="paragraph" style:parent-style-name="Standard">
      <style:paragraph-properties fo:line-height="100%" fo:text-align="start" style:justify-single-word="false"/>
      <style:text-properties fo:color="#00ae00" style:font-name="Courier New" fo:font-size="11pt" fo:font-weight="normal" fo:background-color="transparent" style:font-name-asian="Courier New" style:font-name-complex="Courier New"/>
    </style:style>
    <style:style style:name="T1" style:family="text">
      <style:text-properties style:use-window-font-color="true" style:font-name="Courier New" fo:font-size="11pt" fo:font-weight="normal" fo:background-color="transparent" style:font-name-asian="Courier New" style:font-name-complex="Courier New"/>
    </style:style>
    <style:style style:name="T2" style:family="text">
      <style:text-properties fo:color="#ff0000" style:font-name="Courier New" fo:font-size="11pt" fo:font-weight="normal" fo:background-color="transparent" style:font-name-asian="Courier New" style:font-name-complex="Courier New"/>
    </style:style>
    <style:style style:name="T3" style:family="text">
      <style:text-properties fo:color="#00b050" style:font-name="Courier New" fo:font-size="11pt" fo:font-weight="normal" fo:background-color="transparent" style:font-name-asian="Courier New" style:font-name-complex="Courier New"/>
    </style:style>
    <style:style style:name="T4" style:family="text">
      <style:text-properties style:font-name="Courier New" fo:font-size="11pt" fo:font-weight="normal" fo:background-color="transparent" style:font-name-asian="Courier New" style:font-name-complex="Courier New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T - Tiare</text:p>
      <text:p text:style-name="P2">A - Andreas</text:p>
      <text:p text:style-name="P2">H - Hannes</text:p>
      <text:p text:style-name="P2">B - Ben</text:p>
      <text:p text:style-name="P2"/>
      <text:p text:style-name="P2">Respawn----------------------------------------------------T</text:p>
      <text:p text:style-name="P3">-<text:tab/>immer am Level-Anfang, Level in Originalzustand</text:p>
      <text:p text:style-name="P3">-<text:tab/>Respawn auch auf Spieler-Wunsch mit Taste R</text:p>
      <text:p text:style-name="P3">-<text:tab/>Levelende nicht direkt mit Neustart</text:p>
      <text:p text:style-name="P2"/>
      <text:p text:style-name="P2">HUD--------------------------------------------------------A</text:p>
      <text:p text:style-name="P3">-<text:tab/>Zeit des aktuellen Versuchs anzeigen</text:p>
      <text:p text:style-name="P3">-<text:tab/>Anzahl der Versuche (d.h. Respawns) fürs Level</text:p>
      <text:p text:style-name="P2"/>
      <text:p text:style-name="P2">Spieler----------------------------------------------------B</text:p>
      <text:p text:style-name="P3">-<text:tab/>Kugel</text:p>
      <text:p text:style-name="P3">-<text:tab/>Farbe zeigt Element an</text:p>
      <text:p text:style-name="P3">-<text:tab/>Augen auf die Kugel wegen der Richtung</text:p>
      <text:p text:style-name="P1"><text:span text:style-name="T1">- <text:tab/></text:span><text:span text:style-name="T3">Springen auf Pfeil-Hoch-Taste-------------------------T <text:s text:c="18"/></text:span></text:p>
      <text:p text:style-name="P1"><text:span text:style-name="T1">-<text:tab/></text:span><text:span text:style-name="T3">Rückwechsel in neutralen Zustand mit Strg-------------H</text:span></text:p>
      <text:p text:style-name="P6">-<text:tab/>Schießen mit Leertaste--------------------------------T</text:p>
      <text:p text:style-name="P2"/>
      <text:p text:style-name="P2">Abgelegte Zustände-----------------------------------------A</text:p>
      <text:p text:style-name="P3">-<text:tab/>fallen runter</text:p>
      <text:p text:style-name="P3">-<text:tab/>sind aufsammelbar</text:p>
      <text:p text:style-name="P4"><text:s/></text:p>
      <text:p text:style-name="P2">Spieler-Bewegung-------------------------------------------T</text:p>
      <text:p text:style-name="P3">-<text:tab/>Bewegungsrichtung steuern im freien Fall</text:p>
      <text:p text:style-name="P3">-<text:tab/>Bewegungsrichtung steuern/ändern im Sprung</text:p>
      <text:p text:style-name="P3">-<text:tab/>kein komisches Abrutschen an Ecken</text:p>
      <text:p text:style-name="P3">-<text:tab/>kein Schlittern, wenn man präzise landet</text:p>
      <text:p text:style-name="P3">-<text:tab/>VIEL Fine-Tuning!</text:p>
      <text:p text:style-name="P3">-<text:tab/>etwas bessere Kamera</text:p>
      <text:p text:style-name="P2"/>
      <text:p text:style-name="P2">Element-Bewegung-------------------------------------------T</text:p>
      <text:p text:style-name="P3">-<text:tab/>Luft darf nur aufwärts ?????????????</text:p>
      <text:p text:style-name="P6">-<text:tab/>Erde kann fast nicht springen----------------------H</text:p>
      <text:p text:style-name="P3">-<text:tab/>Wasser rutscht abhänge runter</text:p>
      <text:p text:style-name="P2"/>
      <text:p text:style-name="P2">Schüsse----------------------------------------------------H</text:p>
      <text:p text:style-name="P2">- <text:s text:c="7"/>eigenschaften der schüsse festlegen ------------ Group</text:p>
      <text:p text:style-name="P5"><text:span text:style-name="T4">-<text:tab/>Erde und vielleicht noch mehr</text:span><text:span text:style-name="T4"> ---------------------H</text:span></text:p>
      <text:p text:style-name="P2"/>
      <text:p text:style-name="P2">Level-Elemente</text:p>
      <text:p text:style-name="P4">-<text:tab/>Holz-Boden--------------------------------------------H</text:p>
      <text:p text:style-name="P4">-<text:tab/>Stacheln(momentan bei normalzustand aktiv)------------H </text:p>
      <text:p text:style-name="P3">-<text:tab/>Gitter------------------------------------------------A</text:p>
      <text:p text:style-name="P3"><text:tab/>(Luft und Wasser können passieren)</text:p>
      <text:p text:style-name="P4">-<text:tab/>Feuerwand+(Wasser tötet Feuer;Feuer läuft durch)------H </text:p>
      <text:p text:style-name="P3">-<text:tab/>Wasser-Sauger im Rohr---------------------------------H</text:p>
      <text:p text:style-name="P3">-<text:tab/>Ventilator--------------------------------------------T</text:p>
      <text:p text:style-name="P3"><text:tab/>(Feuer stirbt, Luft wird verschoben)</text:p>
      <text:p text:style-name="P3">-<text:tab/>Aufzüge/bewegliche Plattformen?</text:p>
      <text:p text:style-name="P3">-<text:tab/>Falltüren/Tore / Hebel?</text:p>
      <text:p text:style-name="P3">-<text:tab/>Trampolin?</text:p>
      <text:p text:style-name="P3">-<text:tab/>Teleporter?</text:p>
      <text:p text:style-name="P2"/>
      <text:p text:style-name="P2"><text:soft-page-break/>Feinde</text:p>
      <text:p text:style-name="P4">-<text:tab/>Hin- und Herlaufende Feinde---------------------------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5-20T02:22:44.44</dc:date>
    <meta:editing-duration>PT11H5M26S</meta:editing-duration>
    <meta:editing-cycles>2</meta:editing-cycles>
    <meta:generator>OpenOffice.org/3.3$Win32 OpenOffice.org_project/330m20$Build-9567</meta:generator>
    <meta:document-statistic meta:table-count="0" meta:image-count="0" meta:object-count="0" meta:page-count="2" meta:paragraph-count="51" meta:word-count="221" meta:character-count="1992"/>
  </office:meta>
</office:document-meta>
</file>